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6.62516666666667cm"/>
    </style:style>
    <style:style style:name="co2" style:family="table-column">
      <style:table-column-properties fo:break-before="auto" style:column-width="16.531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2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cept Labels</text:p>
          </table:table-cell>
          <table:table-cell office:value-type="string" table:style-name="ce2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ility_GID-17982</text:p>
          </table:table-cell>
          <table:table-cell office:value-type="string" table:style-name="ce3">
            <text:p>a building or place that provides a particular service or is used for a particular industr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GID-10003</text:p>
          </table:table-cell>
          <table:table-cell office:value-type="string" table:style-name="ce3">
            <text:p>unique identifier, being it any entity, for it's collec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ordinate_GID-32628</text:p>
          </table:table-cell>
          <table:table-cell office:value-type="string" table:style-name="ce3">
            <text:p>a number that identifies a position relative to an axi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tegory_GID-31828</text:p>
          </table:table-cell>
          <table:table-cell office:value-type="string" table:style-name="ce3">
            <text:p>a general concept that marks divisions or coordinations in a conceptual sche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ity area_GID-10004</text:p>
          </table:table-cell>
          <table:table-cell office:value-type="string" table:style-name="ce3">
            <text:p>Territorial division over which the exercise of the functions of an office or local or decentralized, civil or ecclesiastical authority extend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GID-10003</text:p>
          </table:table-cell>
          <table:table-cell office:value-type="string" table:style-name="ce3">
            <text:p>unique identifier, being it any entity, for it's collec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ame_GID-2</text:p>
          </table:table-cell>
          <table:table-cell office:value-type="string" table:style-name="ce3">
            <text:p>a language unit by which a person or thing is know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oundary_GID-73920</text:p>
          </table:table-cell>
          <table:table-cell office:value-type="string" table:style-name="ce3">
            <text:p>a line determining the limits of an ar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pulation density_GID-118000</text:p>
          </table:table-cell>
          <table:table-cell office:value-type="string" table:style-name="ce3">
            <text:p>the concentration of people in the GPE area (measured in number of people per square km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us stop_GID-45937</text:p>
          </table:table-cell>
          <table:table-cell office:value-type="string" table:style-name="ce3">
            <text:p>a place on a bus route where buses stop to discharge and take on passenger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GID-10003</text:p>
          </table:table-cell>
          <table:table-cell office:value-type="string" table:style-name="ce3">
            <text:p>unique identifier, being it any entity, for it's collec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ame_GID-2</text:p>
          </table:table-cell>
          <table:table-cell office:value-type="string" table:style-name="ce3">
            <text:p>a language unit by which a person or thing is know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ordinate_GID-32628</text:p>
          </table:table-cell>
          <table:table-cell office:value-type="string" table:style-name="ce3">
            <text:p>a number that identifies a position relative to an axi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hedule_GID-103679</text:p>
          </table:table-cell>
          <table:table-cell office:value-type="string" table:style-name="ce3">
            <text:p>plan for an activity or eve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us trip_GID-10005</text:p>
          </table:table-cell>
          <table:table-cell office:value-type="string" table:style-name="ce3">
            <text:p>a single trip from a passeger bus from the start bus stop to the last on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GID-10003</text:p>
          </table:table-cell>
          <table:table-cell office:value-type="string" table:style-name="ce3">
            <text:p>unique identifier, being it any entity, for it's collec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ats_GID-10006</text:p>
          </table:table-cell>
          <table:table-cell office:value-type="string" table:style-name="ce3">
            <text:p>quantity of places for people inside a vehicl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y of the week_GID-80754</text:p>
          </table:table-cell>
          <table:table-cell office:value-type="string" table:style-name="ce3">
            <text:p>any one of the seven days in a wee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us id_GID-10007</text:p>
          </table:table-cell>
          <table:table-cell office:value-type="string" table:style-name="ce3">
            <text:p>unique identifier, for a passeger bu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us route_GID-45936</text:p>
          </table:table-cell>
          <table:table-cell office:value-type="string" table:style-name="ce3">
            <text:p>the route regularly followed by a passenger bu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GID-10003</text:p>
          </table:table-cell>
          <table:table-cell office:value-type="string" table:style-name="ce3">
            <text:p>unique identifier, being it any entity, for it's collec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ame_GID-2</text:p>
          </table:table-cell>
          <table:table-cell office:value-type="string" table:style-name="ce3">
            <text:p>a language unit by which a person or thing is know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ft_GID-1800</text:p>
          </table:table-cell>
          <table:table-cell office:value-type="string" table:style-name="ce3">
            <text:p>a turn toward the side of the body that is on the north when the person is facing ea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ight_GID-1799</text:p>
          </table:table-cell>
          <table:table-cell office:value-type="string" table:style-name="ce3">
            <text:p>a turn toward the side of the body that is on the south when the person is facing ea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ngth_GID-28281</text:p>
          </table:table-cell>
          <table:table-cell office:value-type="string" table:style-name="ce3">
            <text:p>the property of being the extent of something from beginning to e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lay_GID-102604</text:p>
          </table:table-cell>
          <table:table-cell office:value-type="string" table:style-name="ce3">
            <text:p>cause to be slowed down or de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_GID-10003</text:p>
          </table:table-cell>
          <table:table-cell office:value-type="string" table:style-name="ce3">
            <text:p>unique identifier, being it any entity, for it's collec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edicted delay_GID-10001</text:p>
          </table:table-cell>
          <table:table-cell office:value-type="string" table:style-name="ce3">
            <text:p>delay predicted by any mean of any event until it's e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tual delay_GID-10002</text:p>
          </table:table-cell>
          <table:table-cell office:value-type="string" table:style-name="ce3">
            <text:p>actual delay of any event until it's e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hedule_GID-103679</text:p>
          </table:table-cell>
          <table:table-cell office:value-type="string" table:style-name="ce3">
            <text:p>plan for an activity or eve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rival time_GID-80845</text:p>
          </table:table-cell>
          <table:table-cell office:value-type="string" table:style-name="ce3">
            <text:p>the time at which a public conveyance is scheduled to arrive at a given destin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parture time_GID-80846</text:p>
          </table:table-cell>
          <table:table-cell office:value-type="string" table:style-name="ce3">
            <text:p>the time at which a public conveyance is scheduled to depart from a given point of origi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_GID-132</text:p>
          </table:table-cell>
          <table:table-cell office:value-type="string" table:style-name="ce3">
            <text:p>a point or extent in spa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titude_GID-46264</text:p>
          </table:table-cell>
          <table:table-cell office:value-type="string" table:style-name="ce3">
            <text:p>an imaginary line around the Earth parallel to the equat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ngitude_GID-46270</text:p>
          </table:table-cell>
          <table:table-cell office:value-type="string" table:style-name="ce3">
            <text:p>the angular distance between a point on any meridian and the prime meridian at Greenwic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ed_GID-93733</text:p>
          </table:table-cell>
          <table:table-cell office:value-type="string" table:style-name="ce3">
            <text:p>situated in a particular spot or posi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rves_GID-10008</text:p>
          </table:table-cell>
          <table:table-cell office:value-type="string" table:style-name="ce3">
            <text:p>to fulfill or operate in accordance with a specific purpose or func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rt_bus_stop_GID-10009</text:p>
          </table:table-cell>
          <table:table-cell office:value-type="string" table:style-name="ce3">
            <text:p>the initial bus stop on a bus route where a journey commences or originat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ext_bus_stop_GID-10010</text:p>
          </table:table-cell>
          <table:table-cell office:value-type="string" table:style-name="ce3">
            <text:p>the upcoming bus stop on a bus route where the vehicle is scheduled to make a stop</text:p>
          </table:table-cell>
          <table:table-cell table:number-columns-repeated="16382"/>
        </table:table-row>
        <table:table-row table:number-rows-repeated="104853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Ferrari, Eugenio</dc:creator>
    <meta:creation-date>2023-11-15T09:30:32Z</meta:creation-date>
    <dc:date>2024-01-02T17:21:50Z</dc:date>
    <meta:editing-cycles>1</meta:editing-cycles>
    <meta:editing-duration>PT19255S</meta:editing-duration>
  </office:meta>
</office:document-meta>
</file>